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sans-serif"/>
    <style:font-face style:name="Verdana" svg:font-family="Verdana, sans-serif"/>
    <style:font-face style:name="source-code-pro" svg:font-family="source-code-pro, Menlo, Monaco, 'Courier New', Courier, monospace"/>
  </office:font-face-decls>
  <office:automatic-styles>
    <style:style style:name="P1" style:family="paragraph" style:parent-style-name="Preformatted_20_Text">
      <style:text-properties fo:font-variant="normal" fo:text-transform="none" fo:color="#242424" loext:opacity="100%" style:font-name="source-code-pro" fo:font-size="9.60000038146973pt" fo:letter-spacing="normal" fo:font-style="normal" fo:font-weight="bold" officeooo:rsid="00099f78" officeooo:paragraph-rsid="00099f78" style:font-weight-asian="bold" style:font-weight-complex="bold"/>
    </style:style>
    <style:style style:name="P2" style:family="paragraph" style:parent-style-name="Preformatted_20_Text">
      <loext:graphic-properties draw:fill="solid" draw:fill-color="#f2f2f2" draw:opacity="100%"/>
      <style:paragraph-properties fo:margin-top="0.4665in" fo:margin-bottom="0in" style:contextual-spacing="false" fo:line-height="118%" fo:orphans="2" fo:widows="2" fo:background-color="#f2f2f2" fo:padding="0in" fo:border="none"/>
      <style:text-properties fo:font-variant="normal" fo:text-transform="none" fo:color="#242424" loext:opacity="100%" style:font-name="source-code-pro" fo:font-size="9.60000038146973pt" fo:letter-spacing="normal" fo:font-style="normal" fo:font-weight="bold" officeooo:paragraph-rsid="00099f78" style:font-weight-asian="bold" style:font-weight-complex="bold"/>
    </style:style>
    <style:style style:name="P3" style:family="paragraph" style:parent-style-name="Standard">
      <style:text-properties officeooo:rsid="00045ac5" officeooo:paragraph-rsid="00045ac5"/>
    </style:style>
    <style:style style:name="P4" style:family="paragraph" style:parent-style-name="Standard">
      <style:text-properties fo:color="#000000" loext:opacity="100%" officeooo:rsid="00045ac5" officeooo:paragraph-rsid="00045ac5" fo:background-color="transparent"/>
    </style:style>
    <style:style style:name="P5" style:family="paragraph" style:parent-style-name="Standard">
      <style:text-properties fo:color="#000000" loext:opacity="100%" officeooo:paragraph-rsid="00045ac5" fo:background-color="transparent"/>
    </style:style>
    <style:style style:name="P6" style:family="paragraph" style:parent-style-name="Standard">
      <style:text-properties fo:color="#000000" loext:opacity="100%" officeooo:paragraph-rsid="00061baa" fo:background-color="transparent"/>
    </style:style>
    <style:style style:name="P7" style:family="paragraph" style:parent-style-name="Standard">
      <style:text-properties fo:color="#000000" loext:opacity="100%" officeooo:rsid="0005cf54" officeooo:paragraph-rsid="0005cf54" fo:background-color="transparent"/>
    </style:style>
    <style:style style:name="P8" style:family="paragraph" style:parent-style-name="Standard">
      <style:text-properties fo:color="#000000" loext:opacity="100%" fo:font-weight="bold" officeooo:rsid="0005cf54" officeooo:paragraph-rsid="0005cf54" fo:background-color="transparent" style:font-weight-asian="bold" style:font-weight-complex="bold"/>
    </style:style>
    <style:style style:name="P9" style:family="paragraph" style:parent-style-name="Standard">
      <style:text-properties fo:font-variant="normal" fo:text-transform="none" fo:color="#000000" loext:opacity="100%" style:font-name="Consolas" fo:font-size="9pt" fo:letter-spacing="normal" fo:font-style="normal" fo:font-weight="normal" officeooo:rsid="0005cf54" officeooo:paragraph-rsid="0005cf54" fo:background-color="#ffffff" loext:padding-left="0.1in" loext:padding-right="0in" loext:padding-top="0in" loext:padding-bottom="0in" loext:border-left="2.41pt solid #04aa6d" loext:border-right="none" loext:border-top="none" loext:border-bottom="none"/>
    </style:style>
    <style:style style:name="P10" style:family="paragraph" style:parent-style-name="Standard">
      <style:text-properties fo:font-variant="normal" fo:text-transform="none" fo:color="#000000" loext:opacity="100%" style:font-name="Consolas" fo:font-size="9pt" fo:letter-spacing="normal" fo:font-style="normal" fo:font-weight="normal" officeooo:rsid="00099f78" officeooo:paragraph-rsid="00099f78" fo:background-color="#ffffff" style:font-weight-asian="normal" style:font-weight-complex="normal" loext:padding-left="0.1in" loext:padding-right="0in" loext:padding-top="0in" loext:padding-bottom="0in" loext:border-left="2.41pt solid #04aa6d" loext:border-right="none" loext:border-top="none" loext:border-bottom="none"/>
    </style:style>
    <style:style style:name="P11" style:family="paragraph" style:parent-style-name="Standard">
      <style:text-properties fo:font-variant="normal" fo:text-transform="none" fo:color="#000000" loext:opacity="100%" style:font-name="Consolas" fo:font-size="9pt" fo:letter-spacing="normal" fo:font-style="normal" fo:font-weight="normal" officeooo:rsid="000636fa" officeooo:paragraph-rsid="000636fa" fo:background-color="#ffffff" loext:padding-left="0.1in" loext:padding-right="0in" loext:padding-top="0in" loext:padding-bottom="0in" loext:border-left="2.41pt solid #04aa6d" loext:border-right="none" loext:border-top="none" loext:border-bottom="none"/>
    </style:style>
    <style:style style:name="P12" style:family="paragraph" style:parent-style-name="Standard">
      <style:paragraph-properties fo:margin-left="0in" fo:margin-right="0in" fo:margin-top="0.2in" fo:margin-bottom="0.2in" style:contextual-spacing="false" fo:orphans="2" fo:widows="2" fo:text-indent="0in" style:auto-text-indent="false"/>
      <style:text-properties fo:font-variant="normal" fo:text-transform="none" fo:color="#000000" loext:opacity="100%" style:font-name="Verdana" fo:font-size="9pt" fo:letter-spacing="normal" fo:font-style="normal" fo:font-weight="normal" fo:background-color="#ffffcc" loext:padding="0in" loext:border="none"/>
    </style:style>
    <style:style style:name="P13" style:family="paragraph" style:parent-style-name="Standard">
      <style:paragraph-properties fo:margin-top="0in" fo:margin-bottom="0.1335in" style:contextual-spacing="false" fo:text-align="center" style:justify-single-word="false" fo:orphans="2" fo:widows="2"/>
    </style:style>
    <style:style style:name="P14" style:family="paragraph" style:parent-style-name="Standard">
      <style:text-properties officeooo:paragraph-rsid="00045ac5"/>
    </style:style>
    <style:style style:name="P15" style:family="paragraph" style:parent-style-name="Standard">
      <style:text-properties fo:font-weight="bold" officeooo:rsid="00061baa" officeooo:paragraph-rsid="00061baa" style:font-weight-asian="bold" style:font-weight-complex="bold"/>
    </style:style>
    <style:style style:name="P16" style:family="paragraph" style:parent-style-name="Standard">
      <style:paragraph-properties fo:margin-left="0in" fo:margin-right="0in" fo:margin-top="0.1335in" fo:margin-bottom="0.1335in" style:contextual-spacing="false" fo:orphans="2" fo:widows="2" fo:text-indent="0in" style:auto-text-indent="false"/>
      <style:text-properties fo:font-weight="bold" officeooo:rsid="00099f78" officeooo:paragraph-rsid="00099f78" style:font-weight-asian="bold" style:font-weight-complex="bold"/>
    </style:style>
    <style:style style:name="P17" style:family="paragraph" style:parent-style-name="Standard">
      <style:text-properties officeooo:paragraph-rsid="00061baa"/>
    </style:style>
    <style:style style:name="P18" style:family="paragraph" style:parent-style-name="Standard">
      <style:text-properties officeooo:rsid="000636fa" officeooo:paragraph-rsid="000636fa"/>
    </style:style>
    <style:style style:name="P19" style:family="paragraph" style:parent-style-name="Standard">
      <style:text-properties officeooo:paragraph-rsid="000636fa"/>
    </style:style>
    <style:style style:name="P20" style:family="paragraph" style:parent-style-name="Standard">
      <style:text-properties officeooo:rsid="0007a7db" officeooo:paragraph-rsid="0007a7db"/>
    </style:style>
    <style:style style:name="P21" style:family="paragraph" style:parent-style-name="Standard">
      <style:text-properties officeooo:rsid="00099f78" officeooo:paragraph-rsid="00099f78"/>
    </style:style>
    <style:style style:name="P22" style:family="paragraph" style:parent-style-name="Standard">
      <style:paragraph-properties fo:margin-left="0in" fo:margin-right="0in" fo:margin-top="0.1335in" fo:margin-bottom="0.1335in" style:contextual-spacing="false" fo:orphans="2" fo:widows="2" fo:text-indent="0in" style:auto-text-indent="false"/>
    </style:style>
    <style:style style:name="P23" style:family="paragraph" style:parent-style-name="Text_20_body">
      <style:text-properties fo:color="#000000" loext:opacity="100%" officeooo:rsid="0005cf54" officeooo:paragraph-rsid="0005cf54" fo:background-color="transparen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099f78" officeooo:paragraph-rsid="00099f78" style:font-weight-asian="bold" style:font-weight-complex="bold"/>
    </style:style>
    <style:style style:name="T1" style:family="text">
      <style:text-properties fo:color="#a52a2a" loext:opacity="100%" style:text-line-through-style="none" style:text-line-through-type="none" style:font-name="Source Sans Pro" fo:font-size="10.1999998092651pt" style:text-underline-style="none" style:text-blinking="false" loext:padding="0in" loext:border="none"/>
    </style:style>
    <style:style style:name="T2" style:family="text">
      <style:text-properties fo:color="#0000cd" loext:opacity="100%"/>
    </style:style>
    <style:style style:name="T3" style:family="text">
      <style:text-properties fo:color="#0000cd" loext:opacity="100%" style:text-line-through-style="none" style:text-line-through-type="none" style:font-name="Source Sans Pro" fo:font-size="10.1999998092651pt" style:text-underline-style="none" style:text-blinking="false" loext:padding="0in" loext:border="none"/>
    </style:style>
    <style:style style:name="T4" style:family="text">
      <style:text-properties style:text-line-through-style="none" style:text-line-through-type="none" style:font-name="Source Sans Pro" fo:font-size="10.1999998092651pt" style:text-underline-style="none" style:text-blinking="false" loext:padding="0in" loext:border="none"/>
    </style:style>
    <style:style style:name="T5"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style:text-blinking="false" loext:padding="0in" loext:border="none"/>
    </style:style>
    <style:style style:name="T6"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officeooo:rsid="00045ac5" style:text-blinking="false" loext:padding="0in" loext:border="none"/>
    </style:style>
    <style:style style:name="T7"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officeooo:rsid="0005cf54" style:text-blinking="false" style:font-weight-asian="normal" style:font-weight-complex="normal" loext:padding="0in" loext:border="none"/>
    </style:style>
    <style:style style:name="T8" style:family="text">
      <style:text-properties fo:font-variant="normal" fo:text-transform="none" style:text-line-through-style="none" style:text-line-through-type="none" style:font-name="Source Sans Pro" fo:font-size="10.1999998092651pt" fo:letter-spacing="normal" fo:font-style="normal" style:text-underline-style="none" style:text-blinking="false" loext:padding="0in" loext:border="none"/>
    </style:style>
    <style:style style:name="T9" style:family="text">
      <style:text-properties fo:font-variant="normal" fo:text-transform="none" style:text-line-through-style="none" style:text-line-through-type="none" style:font-name="Verdana" fo:font-size="9pt" fo:letter-spacing="normal" fo:font-style="normal" style:text-underline-style="none" fo:font-weight="normal" style:text-blinking="false" loext:padding="0in" loext:border="none"/>
    </style:style>
    <style:style style:name="T10" style:family="text">
      <style:text-properties fo:font-variant="normal" fo:text-transform="none" style:text-line-through-style="none" style:text-line-through-type="none" style:font-name="Verdana" fo:font-size="9pt" fo:letter-spacing="normal" fo:font-style="normal" style:text-underline-style="none" fo:font-weight="normal" officeooo:rsid="00061baa" style:text-blinking="false" style:font-weight-asian="normal" style:font-weight-complex="normal" loext:padding="0in" loext:border="none"/>
    </style:style>
    <style:style style:name="T11" style:family="text">
      <style:text-properties fo:font-variant="normal" fo:text-transform="none" fo:color="#000000"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12" style:family="text">
      <style:text-properties fo:font-variant="normal" fo:text-transform="none" fo:color="#000000"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13" style:family="text">
      <style:text-properties fo:font-variant="normal" fo:text-transform="none" fo:color="#000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14" style:family="text">
      <style:text-properties fo:font-variant="normal" fo:text-transform="none" fo:color="#000000"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15" style:family="text">
      <style:text-properties fo:font-variant="normal" fo:text-transform="none" fo:color="#ffffff" loext:opacity="100%" style:text-line-through-style="none" style:text-line-through-type="none" style:font-name="Verdana" fo:font-size="9pt" fo:letter-spacing="normal" fo:font-style="normal" style:text-underline-style="none" fo:font-weight="normal" officeooo:rsid="00061baa" style:text-blinking="false" fo:background-color="#04aa6d" loext:char-shading-value="0" style:font-weight-asian="normal" style:font-weight-complex="normal" loext:padding="0in" loext:border="none"/>
    </style:style>
    <style:style style:name="T16"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style:text-blinking="false" fo:background-color="#4caf50" loext:char-shading-value="0" loext:padding="0in" loext:border="none"/>
    </style:style>
    <style:style style:name="T17"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officeooo:rsid="00045ac5" style:text-blinking="false" fo:background-color="#4caf50" loext:char-shading-value="0" loext:padding="0in" loext:border="none"/>
    </style:style>
    <style:style style:name="T18"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officeooo:rsid="00061baa" style:text-blinking="false" fo:background-color="#4caf50" loext:char-shading-value="0" style:font-weight-asian="normal" style:font-weight-complex="normal" loext:padding="0in" loext:border="none"/>
    </style:style>
    <style:style style:name="T19" style:family="text">
      <style:text-properties fo:font-variant="normal" fo:text-transform="none" fo:color="#0000cd"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20" style:family="text">
      <style:text-properties fo:font-variant="normal" fo:text-transform="none" fo:color="#0000cd"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21" style:family="text">
      <style:text-properties fo:font-variant="normal" fo:text-transform="none" fo:color="#0000cd"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2" style:family="text">
      <style:text-properties fo:font-variant="normal" fo:text-transform="none" fo:color="#0000cd"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23" style:family="text">
      <style:text-properties fo:font-variant="normal" fo:text-transform="none" fo:color="#0000cd" loext:opacity="100%" style:font-name="Consolas" fo:font-size="9pt" fo:letter-spacing="normal" fo:font-style="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24" style:family="text">
      <style:text-properties fo:font-variant="normal" fo:text-transform="none" fo:color="#a52a2a"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25" style:family="text">
      <style:text-properties fo:font-variant="normal" fo:text-transform="none" fo:color="#a52a2a"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26" style:family="text">
      <style:text-properties fo:font-variant="normal" fo:text-transform="none" fo:color="#ff0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7" style:family="text">
      <style:text-properties fo:font-variant="normal" fo:text-transform="none" fo:color="#dc143c"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8" style:family="text">
      <style:text-properties fo:font-variant="normal" fo:text-transform="none" fo:color="#008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9" style:family="text">
      <style:text-properties fo:font-variant="normal" fo:text-transform="none" fo:color="#008000"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30" style:family="text">
      <style:text-properties fo:color="#ff0000" loext:opacity="100%" style:text-line-through-style="none" style:text-line-through-type="none" style:font-name="Source Sans Pro" fo:font-size="10.1999998092651pt" style:text-underline-style="none" style:text-blinking="false" loext:padding="0in" loext:border="none"/>
    </style:style>
    <style:style style:name="T31" style:family="text">
      <style:text-properties officeooo:rsid="0005cf54"/>
    </style:style>
    <style:style style:name="T32" style:family="text">
      <style:text-properties officeooo:rsid="00061baa"/>
    </style:style>
    <style:style style:name="T33" style:family="text">
      <style:text-properties officeooo:rsid="000636fa"/>
    </style:style>
    <style:style style:name="T34" style:family="text">
      <style:text-properties fo:color="#008000" loext:opacity="100%"/>
    </style:style>
    <style:style style:name="T35" style:family="text">
      <style:text-properties officeooo:rsid="00099f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vaScript</text:p>
      <text:p text:style-name="P3">Event Listeners:</text:p>
      <text:p text:style-name="P3">HTML allows you to assign events to HTML in some ways. Eg.</text:p>
      <text:p text:style-name="P14"><text:span text:style-name="T19">&lt;</text:span><text:span text:style-name="T24">script</text:span><text:span text:style-name="T19">&gt;</text:span><text:span text:style-name="T11"><text:line-break/>document.getElementById(</text:span><text:span text:style-name="T24">"myBtn"</text:span><text:span text:style-name="T11">).onclick = displayDate;<text:line-break/></text:span><text:span text:style-name="T19">&lt;</text:span><text:span text:style-name="T24">/script</text:span><text:span text:style-name="T19">&gt;</text:span></text:p>
      <text:p text:style-name="P14"><text:span text:style-name="T17"/></text:p>
      <text:p text:style-name="P4"><text:span text:style-name="T5">There are other events such as onload, onunload (called when the webpage is loaded or unloaded)</text:span></text:p>
      <text:p text:style-name="P4"><text:span text:style-name="T5"/></text:p>
      <text:p text:style-name="P5"><text:span text:style-name="T6">&lt;body onload="checkCookies()"&gt;</text:span></text:p>
      <text:p text:style-name="P5"><text:span text:style-name="T6"/></text:p>
      <text:p text:style-name="P4"><text:span text:style-name="T5"/></text:p>
      <text:p text:style-name="P8"><text:span text:style-name="T8">replaceChild(newChild, oldChild)</text:span></text:p>
      <text:p text:style-name="P23"><text:span text:style-name="T9">To replace an element to the HTML DOM, use the </text:span><text:span text:style-name="Source_20_Text"><text:span text:style-name="T27">replaceChild()</text:span></text:span><text:span text:style-name="T9"> method</text:span></text:p>
      <text:p text:style-name="P7"><text:span text:style-name="T5"/></text:p>
      <text:p text:style-name="P9"><text:span text:style-name="T3">&lt;</text:span><text:span text:style-name="T1">div</text:span><text:span text:style-name="T30"> id</text:span><text:span text:style-name="T3">="div1"&gt;</text:span><text:span text:style-name="T4"><text:line-break/>  </text:span><text:span text:style-name="T3">&lt;</text:span><text:span text:style-name="T1">p</text:span><text:span text:style-name="T30"> id</text:span><text:span text:style-name="T3">="p1"&gt;</text:span><text:span text:style-name="T4">This is a paragraph.</text:span><text:span text:style-name="T3">&lt;</text:span><text:span text:style-name="T1">/p</text:span><text:span text:style-name="T3">&gt;</text:span><text:span text:style-name="T4"><text:line-break/>  </text:span><text:span text:style-name="T3">&lt;</text:span><text:span text:style-name="T1">p</text:span><text:span text:style-name="T30"> id</text:span><text:span text:style-name="T3">="p2"&gt;</text:span><text:span text:style-name="T4">This is another paragraph.</text:span><text:span text:style-name="T3">&lt;</text:span><text:span text:style-name="T1">/p</text:span><text:span text:style-name="T3">&gt;</text:span><text:span text:style-name="T4"><text:line-break/></text:span><text:span text:style-name="T3">&lt;</text:span><text:span text:style-name="T1">/div</text:span><text:span text:style-name="T3">&gt;</text:span><text:span text:style-name="T4"><text:line-break/><text:line-break/></text:span><text:span text:style-name="T3">&lt;</text:span><text:span text:style-name="T1">script</text:span><text:span text:style-name="T3">&gt;</text:span><text:span text:style-name="T4"><text:line-break/></text:span><text:span text:style-name="T3">const</text:span><text:span text:style-name="T4"> para = document.createElement(</text:span><text:span text:style-name="T1">"p"</text:span><text:span text:style-name="T4">);<text:line-break/></text:span><text:span text:style-name="T3">const</text:span><text:span text:style-name="T4"> node = document.createTextNode(</text:span><text:span text:style-name="T1">"This is new."</text:span><text:span text:style-name="T4">);<text:line-break/>para.appendChild(node);<text:line-break/><text:line-break/></text:span><text:span text:style-name="T3">const</text:span><text:span text:style-name="T4"> parent = document.getElementById(</text:span><text:span text:style-name="T1">"div1"</text:span><text:span text:style-name="T4">);<text:line-break/></text:span><text:span text:style-name="T3">const</text:span><text:span text:style-name="T4"> child = document.getElementById(</text:span><text:span text:style-name="T1">"p1"</text:span><text:span text:style-name="T4">);<text:line-break/>parent.replaceChild(para, child);<text:line-break/></text:span><text:span text:style-name="T3">&lt;</text:span><text:span text:style-name="T1">/script</text:span><text:span text:style-name="T3">&gt;</text:span></text:p>
      <text:p text:style-name="P13"><text:a xlink:type="simple" xlink:href="https://www.w3schools.com/js/tryit.asp?filename=tryjs_dom_elementreplace" office:target-frame-name="_blank" xlink:show="new" text:style-name="Internet_20_link" text:visited-style-name="Visited_20_Internet_20_Link"><text:span text:style-name="T16">Try it Yourself »</text:span></text:a></text:p>
      <text:p text:style-name="Standard"><text:span text:style-name="T31">insertBefore() adds as the first child of the parent element rather than the last child.</text:span><text:line-break/></text:p>
      <text:p text:style-name="Standard"/>
      <text:p text:style-name="P15">JavaScript Arrays:</text:p>
      <text:p text:style-name="P15">Eg.</text:p>
      <text:p text:style-name="P17"><text:span text:style-name="T20">const</text:span><text:span text:style-name="T12"> cars = [</text:span><text:span text:style-name="T25">"Saab"</text:span><text:span text:style-name="T12">, </text:span><text:span text:style-name="T25">"Volvo"</text:span><text:span text:style-name="T12">, </text:span><text:span text:style-name="T25">"BMW"</text:span><text:span text:style-name="T12">];</text:span></text:p>
      <text:p text:style-name="P17"><text:span text:style-name="T15"/></text:p>
      <text:p text:style-name="P6"><text:span text:style-name="T10">const cars = [];<text:line-break/>cars[0]= "Saab";<text:line-break/>cars[1]= "Volvo";<text:line-break/>cars[2]= "BMW";</text:span></text:p>
      <text:p text:style-name="P17"><text:span text:style-name="T18"/></text:p>
      <text:p text:style-name="P6"><text:span text:style-name="T7">document.getElementById("demo").innerHTML = fruits.toString();</text:span></text:p>
      <text:p text:style-name="P17"><text:line-break/><text:span text:style-name="T32">toString() can be used to get the </text:span><text:span text:style-name="T33">comma-separated string values</text:span></text:p>
      <text:p text:style-name="P17"/>
      <text:p text:style-name="P18">Iterables in JS:</text:p>
      <text:p text:style-name="P18">Have to implement a next() function, which returns a dict with a value and a done boolean (true/false)</text:p>
      <text:p text:style-name="P18">Eg.</text:p>
      <text:p text:style-name="P19"><text:span text:style-name="T21">function</text:span><text:span text:style-name="T13"> myNumbers() {<text:line-break/>  </text:span><text:span text:style-name="T21">let</text:span><text:span text:style-name="T13"> n = </text:span><text:span text:style-name="T26">0</text:span><text:span text:style-name="T13">;<text:line-break/>  </text:span><text:span text:style-name="T21">return</text:span><text:span text:style-name="T13"> {<text:line-break/>    next: </text:span><text:span text:style-name="T21">function</text:span><text:span text:style-name="T13">() {<text:line-break/>      n += </text:span><text:span text:style-name="T26">10</text:span><text:span text:style-name="T13">;<text:line-break/>      </text:span><text:span text:style-name="T21">return</text:span><text:span text:style-name="T13"> {value:n, done:</text:span><text:span text:style-name="T21">false</text:span><text:span text:style-name="T13">};<text:line-break/>    }<text:line-break/>  };<text:line-break/></text:span><text:soft-page-break/><text:span text:style-name="T13">}<text:line-break/><text:line-break/></text:span><text:span text:style-name="T28">// Create Iterable<text:line-break/></text:span><text:span text:style-name="T21">const</text:span><text:span text:style-name="T13"> n = myNumbers();<text:line-break/>n.next(); </text:span><text:span text:style-name="T28">// Returns 10<text:line-break/></text:span><text:span text:style-name="T13">n.next(); </text:span><text:span text:style-name="T28">// Returns 20<text:line-break/></text:span><text:span text:style-name="T13">n.next(); </text:span><text:span text:style-name="T28">// Returns 30</text:span></text:p>
      <text:p text:style-name="P12"/>
      <text:p text:style-name="P18">This can be used to iterate over such an iterator thus:</text:p>
      <text:p text:style-name="P11"><text:span text:style-name="T2">while</text:span> (<text:span text:style-name="T2">true</text:span>) {<text:line-break/>  <text:span text:style-name="T2">const</text:span> result = iterator.next();<text:line-break/>  <text:span text:style-name="T2">if</text:span> (result.done) <text:span text:style-name="T2">break</text:span>;<text:line-break/>  <text:span text:style-name="T34">// Any Code Here<text:line-break/></text:span>}</text:p>
      <text:p text:style-name="P13"><text:a xlink:type="simple" xlink:href="https://www.w3schools.com/js/tryit.asp?filename=tryjs_iterate_homemade3" office:target-frame-name="_blank" xlink:show="new" text:style-name="Internet_20_link" text:visited-style-name="Visited_20_Internet_20_Link"><text:span text:style-name="T16">Try it Yourself »</text:span></text:a></text:p>
      <text:p text:style-name="Standard"><text:line-break/></text:p>
      <text:p text:style-name="P20">Max and Min of a <text:span text:style-name="T35">list:</text:span></text:p>
      <text:p text:style-name="P21">We cannot automatically find the min of a list by using Math.min(list), we need to prefix the list with three full stops to tell the function we want to get the values in the list, not the list itself.</text:p>
      <text:p text:style-name="P21"/>
      <text:p text:style-name="P1"><text:bookmark text:name="b5dc"/>const nums = [1, 2, 3]</text:p>
      <text:p text:style-name="P2">Math.min(...nums) <text:s text:c="3"/>// 1</text:p>
      <text:p text:style-name="P2">Math.max(...nums) <text:s text:c="3"/>// 3</text:p>
      <text:p text:style-name="P24"><text:line-break/><text:span text:style-name="T35">Math.round() in JavaScript can pull up or pull down the input to the nearest elements.</text:span></text:p>
      <text:p text:style-name="P25">Math.trunc() in JavaScript returns the greatest integer lower than the number.</text:p>
      <text:p text:style-name="P25"/>
      <text:p text:style-name="P25">Getting a random integer between two numbers (second number excluded):</text:p>
      <text:p text:style-name="P10"><text:span text:style-name="T2">function</text:span> getRndInteger(min, max) {<text:line-break/>  <text:span text:style-name="T2">return</text:span> Math.floor(Math.random() * (max - min) ) + min;<text:line-break/>}</text:p>
      <text:p text:style-name="P13"><text:a xlink:type="simple" xlink:href="https://www.w3schools.com/js/tryit.asp?filename=tryjs_random_function" office:target-frame-name="_blank" xlink:show="new" text:style-name="Internet_20_link" text:visited-style-name="Visited_20_Internet_20_Link"><text:span text:style-name="T16">Try it Yourself »</text:span></text:a></text:p>
      <text:p text:style-name="P16"><text:span text:style-name="T23">Javascript Switch Statements:</text:span></text:p>
      <text:p text:style-name="P22"><text:span text:style-name="T22">switch</text:span><text:span text:style-name="T14">(</text:span><text:span text:style-name="Emphasis"><text:span text:style-name="T14">expression</text:span></text:span><text:span text:style-name="T14">) {<text:line-break/>  </text:span><text:span text:style-name="T22">case</text:span><text:span text:style-name="T14"> </text:span><text:span text:style-name="Emphasis"><text:span text:style-name="T14">x</text:span></text:span><text:span text:style-name="T14">:<text:line-break/></text:span><text:span text:style-name="Emphasis"><text:span text:style-name="T14">    </text:span></text:span><text:span text:style-name="Emphasis"><text:span text:style-name="T29">// code block<text:line-break/></text:span></text:span><text:span text:style-name="T14">    </text:span><text:span text:style-name="T22">break</text:span><text:span text:style-name="T14">;<text:line-break/>  </text:span><text:span text:style-name="T22">case</text:span><text:span text:style-name="T14"> </text:span><text:span text:style-name="Emphasis"><text:span text:style-name="T14">y</text:span></text:span><text:span text:style-name="T14">:<text:line-break/></text:span><text:span text:style-name="Emphasis"><text:span text:style-name="T14">    </text:span></text:span><text:span text:style-name="Emphasis"><text:span text:style-name="T29">// code block<text:line-break/></text:span></text:span><text:soft-page-break/><text:span text:style-name="T14">    </text:span><text:span text:style-name="T22">break</text:span><text:span text:style-name="T14">;<text:line-break/>  </text:span><text:span text:style-name="T22">default</text:span><text:span text:style-name="T14">:<text:line-break/>    </text:span><text:span text:style-name="T29">// </text:span><text:span text:style-name="Emphasis"><text:span text:style-name="T29">code block</text:span></text:span><text:span text:style-name="T29"><text:line-break/></text:span><text:span text:style-name="T14">}</text:span></text:p>
      <text:p text:style-name="Standard"><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sans-serif"/>
    <style:font-face style:name="Verdana" svg:font-family="Verdana, sans-serif"/>
    <style:font-face style:name="source-code-pro" svg:font-family="source-code-pro, Menlo, Monac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10:00:06.219981078</meta:creation-date>
    <dc:date>2024-03-05T10:54:03.277687166</dc:date>
    <meta:editing-duration>PT1M39S</meta:editing-duration>
    <meta:editing-cycles>1</meta:editing-cycles>
    <meta:document-statistic meta:table-count="0" meta:image-count="0" meta:object-count="0" meta:page-count="3" meta:paragraph-count="38" meta:word-count="364" meta:character-count="2450" meta:non-whitespace-character-count="2043"/>
    <meta:generator>LibreOffice/7.3.7.2$Linux_X86_64 LibreOffice_project/30$Build-2</meta:generator>
  </office:meta>
</office:document-meta>
</file>